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35" calcext:value-type="float">
            <text:p>35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6" calcext:value-type="float">
            <text:p>6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21" calcext:value-type="float">
            <text:p>2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34" calcext:value-type="float">
            <text:p>3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5])" office:value-type="float" office:value="177" calcext:value-type="float">
            <text:p>177</text:p>
          </table:table-cell>
          <table:table-cell table:style-name="ce28" table:formula="of:=SUM([.D42];[.D50];[.D55])" office:value-type="float" office:value="247" calcext:value-type="float">
            <text:p>247</text:p>
          </table:table-cell>
          <table:table-cell table:style-name="ce28" table:formula="of:=SUM([.E42];[.E50];[.E55])" office:value-type="float" office:value="349" calcext:value-type="float">
            <text:p>349</text:p>
          </table:table-cell>
          <table:table-cell table:style-name="ce39" table:formula="of:=SUM([.F42];[.F50];[.F55])" office:value-type="float" office:value="252.333333333333" calcext:value-type="float">
            <text:p>252.33</text:p>
          </table:table-cell>
          <table:table-cell table:style-name="ce28" table:formula="of:=SUM([.G42];[.G50];[.G55])" office:value-type="float" office:value="0" calcext:value-type="float">
            <text:p>0</text:p>
          </table:table-cell>
          <table:table-cell table:style-name="ce28" table:formula="of:=SUM([.H42];[.H50];[.H55])" office:value-type="float" office:value="62" calcext:value-type="float">
            <text:p>62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4])" office:value-type="float" office:value="45" calcext:value-type="float">
            <text:p>45</text:p>
          </table:table-cell>
          <table:table-cell table:style-name="ce16" table:formula="of:=SUM([.D51:.D54])" office:value-type="float" office:value="65" calcext:value-type="float">
            <text:p>65</text:p>
          </table:table-cell>
          <table:table-cell table:style-name="ce16" table:formula="of:=SUM([.E51:.E54])" office:value-type="float" office:value="87" calcext:value-type="float">
            <text:p>87</text:p>
          </table:table-cell>
          <table:table-cell table:style-name="ce36" table:formula="of:=SUM([.F51:.F54])" office:value-type="float" office:value="65.3333333333333" calcext:value-type="float">
            <text:p>65.33</text:p>
          </table:table-cell>
          <table:table-cell table:style-name="ce16" table:formula="of:=SUM([.G51:.G54])" office:value-type="float" office:value="0" calcext:value-type="float">
            <text:p>0</text:p>
          </table:table-cell>
          <table:table-cell table:style-name="ce16" table:formula="of:=SUM([.H51:.H5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Kopplung und Kohä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3]+4*[.D53]+[.E53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4]+4*[.D54]+[.E5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6:.C59])" office:value-type="float" office:value="55" calcext:value-type="float">
            <text:p>55</text:p>
          </table:table-cell>
          <table:table-cell table:style-name="ce16" table:formula="of:=SUM([.D56:.D59])" office:value-type="float" office:value="75" calcext:value-type="float">
            <text:p>75</text:p>
          </table:table-cell>
          <table:table-cell table:style-name="ce16" table:formula="of:=SUM([.E56:.E59])" office:value-type="float" office:value="105" calcext:value-type="float">
            <text:p>105</text:p>
          </table:table-cell>
          <table:table-cell table:style-name="ce36" table:formula="of:=SUM([.F56:.F59])" office:value-type="float" office:value="76.6666666666667" calcext:value-type="float">
            <text:p>76.67</text:p>
          </table:table-cell>
          <table:table-cell table:style-name="ce16" table:formula="of:=SUM([.G56:.G59])" office:value-type="float" office:value="0" calcext:value-type="float">
            <text:p>0</text:p>
          </table:table-cell>
          <table:table-cell table:style-name="ce16" table:formula="of:=SUM([.H56:.H59])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6]+4*[.D56]+[.E56]) / 6" office:value-type="float" office:value="15" calcext:value-type="float">
            <text:p>15.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8]+4*[.D58]+[.E58]) / 6" office:value-type="float" office:value="20" calcext:value-type="float">
            <text:p>20.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9]+4*[.D59]+[.E59]) / 6" office:value-type="float" office:value="26.6666666666667" calcext:value-type="float">
            <text:p>26.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311" calcext:value-type="float">
            <text:p>311.00</text:p>
          </table:table-cell>
          <table:table-cell table:style-name="ce32" table:formula="of:=SUM([.D25];[.D17];[.D9];[.D2];[.D35];[.D41])" office:value-type="float" office:value="432" calcext:value-type="float">
            <text:p>432.00</text:p>
          </table:table-cell>
          <table:table-cell table:style-name="ce32" table:formula="of:=SUM([.E25];[.E17];[.E9];[.E2];[.E35];[.E41])" office:value-type="float" office:value="609" calcext:value-type="float">
            <text:p>609.00</text:p>
          </table:table-cell>
          <table:table-cell table:style-name="ce40" table:formula="of:=SUM([.F25];[.F17];[.F9];[.F2];[.F35];[.F41])" office:value-type="float" office:value="441.333333333333" calcext:value-type="float">
            <text:p>441.3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183" calcext:value-type="float">
            <text:p>183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2:30:57.37914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5.2.0$Linux_X86_64 LibreOffice_project/430m0$Build-2</meta:generator>
    <dc:date>2015-01-16T12:32:35.536584116</dc:date>
    <meta:editing-duration>P1DT7H50M22S</meta:editing-duration>
    <meta:editing-cycles>69</meta:editing-cycles>
    <meta:document-statistic meta:table-count="1" meta:cell-count="403" meta:object-count="0"/>
  </office:meta>
</office:document-meta>
</file>